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11pt" officeooo:rsid="0009fd6b" officeooo:paragraph-rsid="0009fd6b" style:font-size-asian="11pt" style:font-size-complex="11pt"/>
    </style:style>
    <style:style style:name="P2" style:family="paragraph" style:parent-style-name="Standard">
      <style:text-properties fo:font-size="14pt" fo:font-weight="bold" officeooo:rsid="00117b03" officeooo:paragraph-rsid="00117b03" style:font-size-asian="14pt" style:font-weight-asian="bold" style:font-size-complex="14pt" style:font-weight-complex="bold"/>
    </style:style>
    <style:style style:name="P3" style:family="paragraph" style:parent-style-name="Standard">
      <style:text-properties fo:font-weight="normal" officeooo:rsid="00276b48" officeooo:paragraph-rsid="00276b48" style:font-weight-asian="normal" style:font-weight-complex="normal"/>
    </style:style>
    <style:style style:name="P4" style:family="paragraph" style:parent-style-name="Standard">
      <style:text-properties fo:font-weight="normal" officeooo:rsid="0028bf33" officeooo:paragraph-rsid="0028bf33" style:font-weight-asian="normal" style:font-weight-complex="normal"/>
    </style:style>
    <style:style style:name="P5" style:family="paragraph" style:parent-style-name="Standard">
      <style:text-properties fo:font-size="12pt" fo:font-weight="normal" officeooo:rsid="0028bf33" officeooo:paragraph-rsid="0028bf33" style:font-weight-asian="normal" style:font-weight-complex="normal"/>
    </style:style>
    <style:style style:name="P6" style:family="paragraph" style:parent-style-name="Standard">
      <style:text-properties fo:font-size="12pt" fo:font-weight="normal" officeooo:rsid="00291ad5" officeooo:paragraph-rsid="00291ad5" style:font-weight-asian="normal" style:font-weight-complex="normal"/>
    </style:style>
    <style:style style:name="P7" style:family="paragraph" style:parent-style-name="Standard">
      <style:text-properties fo:font-size="12pt" fo:font-weight="normal" officeooo:rsid="001ec348" officeooo:paragraph-rsid="001ef1c1" style:font-size-asian="14pt" style:font-weight-asian="normal" style:font-size-complex="14pt" style:font-weight-complex="normal"/>
    </style:style>
    <style:style style:name="P8" style:family="paragraph" style:parent-style-name="Standard">
      <style:text-properties fo:font-size="12pt" fo:font-weight="normal" officeooo:rsid="001ef1c1" officeooo:paragraph-rsid="001ef1c1" style:font-size-asian="14pt" style:font-weight-asian="normal" style:font-size-complex="14pt" style:font-weight-complex="normal"/>
    </style:style>
    <style:style style:name="P9" style:family="paragraph" style:parent-style-name="Standard">
      <style:text-properties fo:font-size="12pt" fo:font-weight="normal" officeooo:rsid="002042f0" officeooo:paragraph-rsid="002042f0" style:font-size-asian="14pt" style:font-weight-asian="normal" style:font-size-complex="14pt" style:font-weight-complex="normal"/>
    </style:style>
    <style:style style:name="P10" style:family="paragraph" style:parent-style-name="Standard">
      <style:text-properties fo:font-size="12pt" fo:font-weight="normal" officeooo:rsid="002467c0" officeooo:paragraph-rsid="002467c0" style:font-size-asian="14pt" style:font-weight-asian="normal" style:font-size-complex="14pt" style:font-weight-complex="normal"/>
    </style:style>
    <style:style style:name="P11" style:family="paragraph" style:parent-style-name="Standard">
      <style:text-properties fo:font-size="12pt" fo:font-weight="normal" officeooo:rsid="0024b2b2" officeooo:paragraph-rsid="0024b2b2" style:font-size-asian="14pt" style:font-weight-asian="normal" style:font-size-complex="14pt" style:font-weight-complex="normal"/>
    </style:style>
    <style:style style:name="P12" style:family="paragraph" style:parent-style-name="Standard">
      <style:text-properties fo:font-size="12pt" fo:font-weight="normal" officeooo:rsid="002042f0" officeooo:paragraph-rsid="002042f0" style:font-size-asian="12pt" style:font-weight-asian="normal" style:font-size-complex="12pt" style:font-weight-complex="normal"/>
    </style:style>
    <style:style style:name="P13" style:family="paragraph" style:parent-style-name="Standard" style:list-style-name="L3">
      <style:text-properties fo:font-size="12pt" fo:font-weight="normal" officeooo:rsid="002154a5" officeooo:paragraph-rsid="002154a5" style:font-size-asian="12pt" style:font-weight-asian="normal" style:font-size-complex="12pt" style:font-weight-complex="normal"/>
    </style:style>
    <style:style style:name="P14" style:family="paragraph" style:parent-style-name="Standard">
      <style:text-properties fo:font-size="12pt" fo:font-weight="bold" officeooo:rsid="00291ad5" officeooo:paragraph-rsid="00291ad5" style:font-weight-asian="bold" style:font-weight-complex="bold"/>
    </style:style>
    <style:style style:name="P15" style:family="paragraph" style:parent-style-name="Standard">
      <style:text-properties fo:font-size="14pt" fo:font-weight="bold" officeooo:rsid="001ec348" officeooo:paragraph-rsid="001ec348" style:font-size-asian="14pt" style:font-weight-asian="bold" style:font-size-complex="14pt" style:font-weight-complex="bold"/>
    </style:style>
    <style:style style:name="P16" style:family="paragraph" style:parent-style-name="Standard">
      <style:text-properties fo:font-size="14pt" fo:font-weight="bold" officeooo:rsid="002467c0" officeooo:paragraph-rsid="002467c0" style:font-size-asian="14pt" style:font-weight-asian="bold" style:font-size-complex="14pt" style:font-weight-complex="bold"/>
    </style:style>
    <style:style style:name="P17" style:family="paragraph" style:parent-style-name="Standard" style:list-style-name="L3">
      <style:text-properties fo:font-size="14pt" fo:font-weight="bold" officeooo:rsid="002154a5" officeooo:paragraph-rsid="002154a5" style:font-size-asian="12pt" style:font-weight-asian="bold" style:font-size-complex="12pt" style:font-weight-complex="bold"/>
    </style:style>
    <style:style style:name="P18" style:family="paragraph" style:parent-style-name="Standard" style:list-style-name="L3">
      <style:text-properties fo:font-size="14pt" officeooo:rsid="002467c0" officeooo:paragraph-rsid="002467c0"/>
    </style:style>
    <style:style style:name="P19" style:family="paragraph" style:parent-style-name="Standard">
      <style:text-properties fo:font-weight="bold" officeooo:rsid="002aaa61" officeooo:paragraph-rsid="002aaa61" style:font-weight-asian="bold" style:font-weight-complex="bold"/>
    </style:style>
    <style:style style:name="P20" style:family="paragraph" style:parent-style-name="Standard">
      <style:text-properties officeooo:paragraph-rsid="002042f0"/>
    </style:style>
    <style:style style:name="P21" style:family="paragraph" style:parent-style-name="Standard" style:list-style-name="L3">
      <style:text-properties style:text-position="0% 100%" fo:font-size="14pt" fo:font-weight="bold" officeooo:rsid="0022b910" officeooo:paragraph-rsid="0022b910" style:font-size-asian="12pt" style:font-weight-asian="bold" style:font-size-complex="12pt" style:font-weight-complex="bold"/>
    </style:style>
    <style:style style:name="P22" style:family="paragraph" style:parent-style-name="Standard">
      <style:text-properties style:text-position="0% 100%" fo:font-size="12pt" fo:font-weight="normal" officeooo:rsid="00267dc3" officeooo:paragraph-rsid="00267dc3" style:font-size-asian="14pt" style:font-weight-asian="normal" style:font-size-complex="14pt" style:font-weight-complex="normal"/>
    </style:style>
    <style:style style:name="P23" style:family="paragraph" style:parent-style-name="Standard" style:list-style-name="L3">
      <style:text-properties officeooo:paragraph-rsid="0022b910"/>
    </style:style>
    <style:style style:name="P24" style:family="paragraph" style:parent-style-name="Standard" style:list-style-name="L3">
      <style:text-properties officeooo:paragraph-rsid="002042f0"/>
    </style:style>
    <style:style style:name="P25" style:family="paragraph" style:parent-style-name="Standard">
      <style:text-properties style:font-name="DejaVu Sans" fo:font-size="11pt" officeooo:paragraph-rsid="0008970c" style:font-size-asian="11pt" style:font-size-complex="11pt"/>
    </style:style>
    <style:style style:name="P26" style:family="paragraph" style:parent-style-name="Standard">
      <style:text-properties style:font-name="DejaVu Sans" fo:font-size="11pt" officeooo:rsid="00267dc3" officeooo:paragraph-rsid="00267dc3" style:font-size-asian="11pt" style:font-size-complex="11pt"/>
    </style:style>
    <style:style style:name="P27" style:family="paragraph" style:parent-style-name="Standard">
      <style:text-properties style:font-name="DejaVu Sans" fo:font-size="11pt" officeooo:rsid="0008970c" officeooo:paragraph-rsid="00267dc3" style:font-size-asian="11pt" style:font-size-complex="11pt"/>
    </style:style>
    <style:style style:name="P28" style:family="paragraph" style:parent-style-name="Standard">
      <style:text-properties style:font-name="DejaVu Sans" fo:font-size="11pt" officeooo:rsid="0009fd6b" officeooo:paragraph-rsid="00291ad5" style:font-size-asian="11pt" style:font-size-complex="11pt"/>
    </style:style>
    <style:style style:name="P29" style:family="paragraph" style:parent-style-name="Standard">
      <style:text-properties officeooo:paragraph-rsid="00267dc3"/>
    </style:style>
    <style:style style:name="P30" style:family="paragraph" style:parent-style-name="Standard">
      <style:text-properties fo:font-size="16pt" fo:font-weight="bold" officeooo:rsid="0028bf33" officeooo:paragraph-rsid="0028bf33" style:font-weight-asian="bold" style:font-weight-complex="bold"/>
    </style:style>
    <style:style style:name="P31" style:family="paragraph" style:parent-style-name="Standard">
      <style:text-properties officeooo:paragraph-rsid="00291ad5"/>
    </style:style>
    <style:style style:name="P32" style:family="paragraph" style:parent-style-name="Standard">
      <style:paragraph-properties fo:break-before="page"/>
      <style:text-properties fo:font-size="14pt" fo:font-weight="bold" officeooo:rsid="002467c0" officeooo:paragraph-rsid="002467c0" style:font-size-asian="14pt" style:font-weight-asian="bold" style:font-size-complex="14pt" style:font-weight-complex="bold"/>
    </style:style>
    <style:style style:name="P33" style:family="paragraph" style:parent-style-name="Standard">
      <style:paragraph-properties fo:break-before="page"/>
      <style:text-properties fo:font-size="16pt" fo:font-weight="bold" officeooo:rsid="0028bf33" officeooo:paragraph-rsid="0028bf33" style:font-weight-asian="bold" style:font-weight-complex="bold"/>
    </style:style>
    <style:style style:name="P34" style:family="paragraph" style:parent-style-name="Standard">
      <style:paragraph-properties fo:break-before="page"/>
      <style:text-properties officeooo:paragraph-rsid="00291ad5"/>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ec348" style:font-size-asian="16pt" style:font-weight-asian="bold" style:font-size-complex="16pt" style:font-weight-complex="bold"/>
    </style:style>
    <style:style style:name="T5" style:family="text">
      <style:text-properties officeooo:rsid="0008970c"/>
    </style:style>
    <style:style style:name="T6" style:family="text">
      <style:text-properties fo:font-size="12pt"/>
    </style:style>
    <style:style style:name="T7" style:family="text">
      <style:text-properties fo:font-size="12pt" fo:font-weight="bold" officeooo:rsid="0022b910" style:font-weight-asian="bold" style:font-weight-complex="bold"/>
    </style:style>
    <style:style style:name="T8" style:family="text">
      <style:text-properties fo:font-size="12pt" fo:font-weight="bold" officeooo:rsid="00291ad5" style:font-weight-asian="bold" style:font-weight-complex="bold"/>
    </style:style>
    <style:style style:name="T9" style:family="text">
      <style:text-properties fo:font-size="12pt" fo:font-weight="normal" style:font-weight-asian="normal" style:font-weight-complex="normal"/>
    </style:style>
    <style:style style:name="T10" style:family="text">
      <style:text-properties fo:font-size="12pt" fo:font-weight="normal" officeooo:rsid="0022b910" style:font-weight-asian="normal" style:font-weight-complex="normal"/>
    </style:style>
    <style:style style:name="T11" style:family="text">
      <style:text-properties fo:font-size="12pt" fo:font-weight="normal" officeooo:rsid="00291ad5" style:font-weight-asian="normal" style:font-weight-complex="normal"/>
    </style:style>
    <style:style style:name="T12" style:family="text">
      <style:text-properties fo:font-size="12pt" fo:font-weight="normal" officeooo:rsid="002aaa61" style:font-weight-asian="normal" style:font-weight-complex="normal"/>
    </style:style>
    <style:style style:name="T13" style:family="text">
      <style:text-properties fo:font-size="12pt" fo:font-weight="normal" officeooo:rsid="0012464e" style:font-weight-asian="normal" style:font-weight-complex="normal"/>
    </style:style>
    <style:style style:name="T14" style:family="text">
      <style:text-properties fo:font-size="12pt" fo:font-style="italic" fo:font-weight="normal" style:font-style-asian="italic" style:font-weight-asian="normal" style:font-style-complex="italic" style:font-weight-complex="normal"/>
    </style:style>
    <style:style style:name="T15" style:family="text">
      <style:text-properties fo:font-size="12pt"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24b2b2" style:font-weight-asian="bold" style:font-weight-complex="bold"/>
    </style:style>
    <style:style style:name="T18" style:family="text">
      <style:text-properties fo:font-weight="bold" officeooo:rsid="002e8a45" style:font-weight-asian="bold" style:font-weight-complex="bold"/>
    </style:style>
    <style:style style:name="T19" style:family="text">
      <style:text-properties fo:font-weight="normal" style:font-weight-asian="normal" style:font-weight-complex="normal"/>
    </style:style>
    <style:style style:name="T20" style:family="text">
      <style:text-properties style:font-name="DejaVu Sans" fo:font-size="11pt" officeooo:rsid="0008970c" style:font-size-asian="11pt" style:font-size-complex="11pt"/>
    </style:style>
    <style:style style:name="T21" style:family="text">
      <style:text-properties style:font-name="DejaVu Sans" fo:font-size="11pt" officeooo:rsid="00267dc3" style:font-size-asian="11pt" style:font-size-complex="11pt"/>
    </style:style>
    <style:style style:name="T22" style:family="text">
      <style:text-properties style:font-name="DejaVu Sans" fo:font-size="11pt" officeooo:rsid="00291ad5" style:font-size-asian="11pt" style:font-size-complex="11pt"/>
    </style:style>
    <style:style style:name="T23" style:family="text">
      <style:text-properties style:font-name="DejaVu Sans" fo:font-size="11pt" officeooo:rsid="002aaa61" style:font-size-asian="11pt" style:font-size-complex="11pt"/>
    </style:style>
    <style:style style:name="T24" style:family="text">
      <style:text-properties style:font-name="DejaVu Sans" fo:font-size="11pt" officeooo:rsid="00276b48" style:font-size-asian="11pt" style:font-size-complex="11pt"/>
    </style:style>
    <style:style style:name="T25" style:family="text">
      <style:text-properties officeooo:rsid="001ef1c1"/>
    </style:style>
    <style:style style:name="T26" style:family="text">
      <style:text-properties officeooo:rsid="002042f0"/>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1ec348" style:font-size-asian="14pt" style:font-weight-asian="bold" style:font-size-complex="14pt" style:font-weight-complex="bold"/>
    </style:style>
    <style:style style:name="T29" style:family="text">
      <style:text-properties fo:font-size="14pt" fo:font-weight="bold" officeooo:rsid="002042f0" style:font-size-asian="14pt" style:font-weight-asian="bold" style:font-size-complex="14pt" style:font-weight-complex="bold"/>
    </style:style>
    <style:style style:name="T30" style:family="text">
      <style:text-properties fo:font-size="14pt" fo:font-weight="bold" officeooo:rsid="002467c0" style:font-size-asian="12pt" style:font-weight-asian="bold" style:font-size-complex="12pt" style:font-weight-complex="bold"/>
    </style:style>
    <style:style style:name="T31" style:family="text">
      <style:text-properties style:text-position="sub 58%" fo:font-size="14pt" fo:font-weight="bold" officeooo:rsid="002042f0" style:font-size-asian="12pt" style:font-weight-asian="bold" style:font-size-complex="12pt" style:font-weight-complex="bold"/>
    </style:style>
    <style:style style:name="T32" style:family="text">
      <style:text-properties style:text-position="sub 58%" fo:font-size="12pt"/>
    </style:style>
    <style:style style:name="T33" style:family="text">
      <style:text-properties style:text-position="sub 58%" fo:font-size="12pt" fo:font-weight="normal" style:font-weight-asian="normal" style:font-weight-complex="normal"/>
    </style:style>
    <style:style style:name="T34" style:family="text">
      <style:text-properties style:text-position="sub 58%" fo:font-size="12pt" fo:font-weight="normal" officeooo:rsid="002467c0" style:font-weight-asian="normal" style:font-weight-complex="normal"/>
    </style:style>
    <style:style style:name="T35" style:family="text">
      <style:text-properties style:text-position="sub 58%" fo:font-size="12pt" fo:font-weight="bold" officeooo:rsid="002467c0" style:font-size-asian="12pt" style:font-weight-asian="bold" style:font-size-complex="12pt" style:font-weight-complex="bold"/>
    </style:style>
    <style:style style:name="T36" style:family="text">
      <style:text-properties style:text-position="sub 58%" fo:font-size="12pt" fo:font-weight="bold" style:font-weight-asian="bold" style:font-weight-complex="bold"/>
    </style:style>
    <style:style style:name="T37" style:family="text">
      <style:text-properties style:text-position="sub 58%" fo:font-size="12pt" fo:font-weight="bold" officeooo:rsid="0022b910" style:font-weight-asian="bold" style:font-weight-complex="bold"/>
    </style:style>
    <style:style style:name="T38" style:family="text">
      <style:text-properties style:text-position="sub 58%" fo:font-weight="bold" style:font-weight-asian="bold" style:font-weight-complex="bold"/>
    </style:style>
    <style:style style:name="T39" style:family="text">
      <style:text-properties style:text-position="0% 100%"/>
    </style:style>
    <style:style style:name="T40" style:family="text">
      <style:text-properties style:text-position="0% 100%" fo:font-size="14pt" fo:font-weight="bold" style:font-weight-asian="bold" style:font-weight-complex="bold"/>
    </style:style>
    <style:style style:name="T41" style:family="text">
      <style:text-properties style:text-position="0% 100%" fo:font-size="12pt"/>
    </style:style>
    <style:style style:name="T42" style:family="text">
      <style:text-properties style:text-position="0% 100%" fo:font-size="12pt" fo:font-weight="normal" style:font-weight-asian="normal" style:font-weight-complex="normal"/>
    </style:style>
    <style:style style:name="T43" style:family="text">
      <style:text-properties style:text-position="0% 100%" fo:font-size="12pt" fo:font-weight="normal" officeooo:rsid="0022b910" style:font-weight-asian="normal" style:font-weight-complex="normal"/>
    </style:style>
    <style:style style:name="T44" style:family="text">
      <style:text-properties style:text-position="0% 100%" fo:font-size="12pt" fo:font-weight="normal" officeooo:rsid="002467c0" style:font-weight-asian="normal" style:font-weight-complex="normal"/>
    </style:style>
    <style:style style:name="T45" style:family="text">
      <style:text-properties style:text-position="0% 100%" fo:font-size="12pt" fo:font-weight="normal" officeooo:rsid="002042f0" style:font-size-asian="12pt" style:font-weight-asian="normal" style:font-size-complex="12pt" style:font-weight-complex="normal"/>
    </style:style>
    <style:style style:name="T46" style:family="text">
      <style:text-properties style:text-position="0% 100%" fo:font-size="12pt" fo:font-weight="normal" officeooo:rsid="002154a5" style:font-size-asian="12pt" style:font-weight-asian="normal" style:font-size-complex="12pt" style:font-weight-complex="normal"/>
    </style:style>
    <style:style style:name="T47" style:family="text">
      <style:text-properties style:text-position="0% 100%" fo:font-size="12pt" fo:font-weight="normal" officeooo:rsid="002467c0" style:font-size-asian="12pt" style:font-weight-asian="normal" style:font-size-complex="12pt" style:font-weight-complex="normal"/>
    </style:style>
    <style:style style:name="T48" style:family="text">
      <style:text-properties style:text-position="0% 100%" fo:font-size="12pt" fo:font-weight="bold" officeooo:rsid="002467c0" style:font-size-asian="12pt" style:font-weight-asian="bold" style:font-size-complex="12pt" style:font-weight-complex="bold"/>
    </style:style>
    <style:style style:name="T49" style:family="text">
      <style:text-properties style:text-position="0% 100%" fo:font-size="12pt" fo:font-weight="bold" style:font-weight-asian="bold" style:font-weight-complex="bold"/>
    </style:style>
    <style:style style:name="T50" style:family="text">
      <style:text-properties style:text-position="0% 100%" fo:font-size="12pt" fo:font-weight="bold" officeooo:rsid="0022b910" style:font-weight-asian="bold" style:font-weight-complex="bold"/>
    </style:style>
    <style:style style:name="T51" style:family="text">
      <style:text-properties style:text-position="0% 100%" fo:font-size="12pt" officeooo:rsid="0022b910"/>
    </style:style>
    <style:style style:name="T52" style:family="text">
      <style:text-properties style:text-position="0% 100%" fo:font-weight="normal" style:font-weight-asian="normal" style:font-weight-complex="normal"/>
    </style:style>
    <style:style style:name="T53" style:family="text">
      <style:text-properties style:text-position="0% 100%" fo:font-weight="bold" style:font-weight-asian="bold" style:font-weight-complex="bold"/>
    </style:style>
    <style:style style:name="T54" style:family="text">
      <style:text-properties style:text-position="0% 100%" officeooo:rsid="00267dc3"/>
    </style:style>
    <style:style style:name="T55" style:family="text">
      <style:text-properties style:font-size-asian="14pt" style:font-size-complex="14pt"/>
    </style:style>
    <style:style style:name="T56" style:family="text">
      <style:text-properties officeooo:rsid="0024b2b2"/>
    </style:style>
    <style:style style:name="T57" style:family="text">
      <style:text-properties officeooo:rsid="00267dc3"/>
    </style:style>
    <style:style style:name="T58" style:family="text">
      <style:text-properties officeooo:rsid="00276b48"/>
    </style:style>
    <style:style style:name="T59" style:family="text">
      <style:text-properties officeooo:rsid="0028bf33"/>
    </style:style>
    <style:style style:name="T60" style:family="text">
      <style:text-properties officeooo:rsid="00291ad5"/>
    </style:style>
    <style:style style:name="T61" style:family="text">
      <style:text-properties fo:font-size="11pt" officeooo:rsid="0008970c" style:font-size-asian="11pt" style:font-size-complex="11pt"/>
    </style:style>
    <style:style style:name="T62" style:family="text">
      <style:text-properties officeooo:rsid="002c5bba"/>
    </style:style>
    <style:style style:name="T63" style:family="text">
      <style:text-properties officeooo:rsid="002da69d"/>
    </style:style>
    <style:style style:name="T64" style:family="text">
      <style:text-properties officeooo:rsid="002e8a45"/>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10</text:span><text:span text:style-name="T1">: </text:span><text:span text:style-name="T3">Parallelism</text:span></text:p>
      <text:p text:style-name="Standard"/>
      <text:p text:style-name="P15">Why Use Parallel Execution</text:p>
      <text:p text:style-name="P2"/>
      <text:p text:style-name="P7">Consumers and computer experts expect computers to be more powerful every year. Moore’s Law, first defined in 1965, stated that the processing power of computer<text:span text:style-name="T62">s</text:span> would double (roughly) every two years. <text:s/>But <text:span text:style-name="T25">in the early 2000s it was becoming increasingly difficult to continue to decrease transistor sizes while increasing clock speeds. </text:span></text:p>
      <text:p text:style-name="P7"/>
      <text:p text:style-name="P7"><text:span text:style-name="T25">So instead manufacturers began to put multiple computing cores into a single system. That allowed computers to continue to follow the exponential growth curve of power without having to pack more transistors into a single chip, which was causing unmanageable power losses and issues with heat management.</text:span></text:p>
      <text:p text:style-name="P8"/>
      <text:p text:style-name="P8">Now most commercial computers have 4 to 16 computing cores. Even mobile devices <text:span text:style-name="T26">come standard without multi-core CPUs. High performance computers can have many, many more processors. For example Texas State University’s LEAP high performance computing cluster has 120 nodes, each with 28 CPU cores.</text:span></text:p>
      <text:p text:style-name="P8"/>
      <text:p text:style-name="P9">What this means is that code that is written to run on only one processor at a time is only taking advantage <text:s/>of a fraction of the power of a computing system. Modern programs need to take advantage of parallel execution to be able perform efficiently and competitively.</text:p>
      <text:p text:style-name="P9"/>
      <text:p text:style-name="P20"><text:span text:style-name="T28">Parallel </text:span><text:span text:style-name="T29">Vocabulary</text:span></text:p>
      <text:p text:style-name="P20"><text:span text:style-name="T29"/></text:p>
      <text:p text:style-name="P12">These are some terms that computer scien<text:span text:style-name="T62">tists</text:span> use to discuss parallel computing:</text:p>
      <text:list xml:id="list2456595225" text:style-name="L3">
        <text:list-item>
          <text:p text:style-name="P24"><text:span text:style-name="T30">Runtime</text:span><text:span text:style-name="T31"> </text:span><text:span text:style-name="T45">: <text:s/></text:span><text:span text:style-name="T48">T</text:span><text:span text:style-name="T35">p</text:span><text:span text:style-name="T47">.</text:span><text:span text:style-name="T45"> The </text:span><text:span text:style-name="T46">time that a block of code takes to run on p processors where p is some integer value.</text:span></text:p>
        </text:list-item>
        <text:list-item>
          <text:p text:style-name="P13"><text:span text:style-name="T40">Work</text:span><text:span text:style-name="T39">: the total number of operations in </text:span><text:span text:style-name="T53">T</text:span><text:span text:style-name="T38">1</text:span></text:p>
        </text:list-item>
        <text:list-item>
          <text:p text:style-name="P17"><text:span text:style-name="T39">Cost</text:span><text:span text:style-name="T42">: </text:span><text:span text:style-name="T41">p * T</text:span><text:span text:style-name="T32">p</text:span><text:span text:style-name="T42">. </text:span><text:span text:style-name="T43">This is used to measure the efficiency of a parallelized algorithm. Cost is always greater than or equal to </text:span><text:span text:style-name="T51">Work</text:span><text:span text:style-name="T43">. So code that runs in 20ms on 1 processor will run in 10ms or more on 2 processors.</text:span></text:p>
        </text:list-item>
        <text:list-item>
          <text:p text:style-name="P21"><text:span text:style-name="T55">Speedup</text:span>: <text:span text:style-name="T6">S</text:span><text:span text:style-name="T32">p </text:span><text:span text:style-name="T6">= T</text:span><text:span text:style-name="T32">1 </text:span><text:span text:style-name="T6">/ T</text:span><text:span text:style-name="T33">p</text:span><text:span text:style-name="T9">. So if code runs in 20ms on 1 processor but 10ms on 4 processors has a speedup of 2.</text:span></text:p>
        </text:list-item>
        <text:list-item>
          <text:p text:style-name="P23"><text:span text:style-name="T27">Linear Speedup</text:span><text:span text:style-name="T9">: </text:span><text:span text:style-name="T10">when </text:span><text:span text:style-name="T7">S</text:span><text:span text:style-name="T37">p</text:span><text:span text:style-name="T50"> = p</text:span><text:span text:style-name="T43">. So code that runs in 20ms on 1 processor and 10 ms on 2 processors has a speedup of 2. The p value(2) is the same as the speedup value(2), so we would describe this as </text:span><text:span text:style-name="T50">Linear Speedup. </text:span><text:span text:style-name="T43">Code that runs in 20ms on 1 processor but </text:span><text:span text:style-name="T44">20ms on 4 processors has a speedup of 2 with a p of 4. p != S</text:span><text:span text:style-name="T34">p </text:span><text:span text:style-name="T44">so we would call this sub-linear speedup.</text:span></text:p>
        </text:list-item>
        <text:list-item>
          <text:p text:style-name="P18"><text:span text:style-name="T53">Efficiency</text:span><text:span text:style-name="T52">: </text:span><text:span text:style-name="T49">S</text:span><text:span text:style-name="T36">p </text:span><text:span text:style-name="T49">/ p</text:span><text:span text:style-name="T42">. Used to express the amount or performance improvement per additional computing core. Linear Speedup has an Efficiency of 1.</text:span></text:p>
          <text:p text:style-name="P18"><text:span text:style-name="T42"><text:s/></text:span></text:p>
        </text:list-item>
      </text:list>
      <text:p text:style-name="P16"/>
      <text:p text:style-name="P32"><text:span text:style-name="T26">O</text:span>penMP</text:p>
      <text:p text:style-name="P16"/>
      <text:p text:style-name="P10">This C++ library is one of the most common methods of adding parallelism to <text:span text:style-name="T56">C++ programs. Like other libraries it adds to the tools that we can use while writing code. So </text:span><text:span text:style-name="T17">iostream </text:span><text:span text:style-name="T56">gives us </text:span><text:span text:style-name="T17">cout </text:span><text:span text:style-name="T56">and </text:span><text:span text:style-name="T17">cin</text:span><text:span text:style-name="T56">, and </text:span><text:span text:style-name="T17">cstdlib </text:span><text:span text:style-name="T56">gives us </text:span><text:span text:style-name="T17">rand()</text:span><text:span text:style-name="T56">. One big difference between those libraries and the OpenMP library is that many of the tools the are provided by OpenMP are in the form of "p</text:span><text:span text:style-name="T63">re</text:span><text:span text:style-name="T56">-processor directives". The p</text:span><text:span text:style-name="T63">re</text:span><text:span text:style-name="T56">-processor hasn’t been discussed much in this class, but we have been using it.</text:span></text:p>
      <text:p text:style-name="P10"/>
      <text:p text:style-name="P11">Any C++ statement that starts with a ‘#’ is a p<text:span text:style-name="T63">re</text:span>-processor directive. The one that we have used the most is <text:span text:style-name="T16">#include</text:span><text:span text:style-name="T38">. </text:span><text:span text:style-name="T53"><text:s/></text:span><text:span text:style-name="T39">These statements are</text:span><text:span text:style-name="T54"> not</text:span><text:span text:style-name="T39"> turned into </text:span><text:span text:style-name="T54">machine language at compile time like other <text:s text:c="2"/>C++ statements. Instead they are directions to the compiler.</text:span></text:p>
      <text:p text:style-name="P11"><text:span text:style-name="T54"/></text:p>
      <text:p text:style-name="P22">In the example below we will use an OpenMP directive to parallelize linear search.</text:p>
      <text:p text:style-name="P10"/>
      <text:p text:style-name="Standard"><draw:frame draw:style-name="fr1" draw:name="Frame1" text:anchor-type="paragraph" svg:width="7in" draw:z-index="0"><draw:text-box fo:min-height="2in"><text:p text:style-name="P26"/><text:p text:style-name="P25"><text:span text:style-name="T5">int </text:span><text:span text:style-name="T58">parL</text:span><text:span text:style-name="T5">inearSearch (const int arr[], int size, int value){</text:span></text:p><text:p text:style-name="P29"><text:span text:style-name="T20"><text:tab/></text:span></text:p><text:p text:style-name="P29"><text:span text:style-name="T20"><text:s text:c="4"/></text:span><text:span text:style-name="T21">int foundAt = -1;</text:span></text:p><text:p text:style-name="P29"><text:span text:style-name="T20"><text:s text:c="4"/>omp_set_num_threads(</text:span><text:span text:style-name="T21">4)</text:span><text:span text:style-name="T20">;</text:span></text:p><text:p text:style-name="P27"><text:s text:c="4"/></text:p><text:p text:style-name="P27"><text:s text:c="4"/>#pragma omp parallel for</text:p><text:p text:style-name="P27"><text:span text:style-name="T57"><text:s text:c="4"/>for(int i = 0; i &lt; size; i++){</text:span></text:p><text:p text:style-name="P27"><text:s text:c="10"/><text:span text:style-name="T57">if(arr[i] == value) foundAt = i;</text:span></text:p><text:p text:style-name="P27"><text:s text:c="4"/><text:span text:style-name="T57">}</text:span></text:p><text:p text:style-name="P27"/><text:p text:style-name="P27"><text:s text:c="4"/><text:span text:style-name="T57">return foundAt;</text:span></text:p><text:p text:style-name="P1">}</text:p></draw:text-box></draw:frame></text:p>
      <text:p text:style-name="P3">This function call starts with only one thread. A thread is a series of instructions being executed on one processor. Sequential (non-parallel) code always runs on one thread. The function <text:span text:style-name="T16">parLinearSearch </text:span>first defines a new variable and sets the number of threads that OpenMP will use. It is important that instructions that should only be done once (like declaring shared variables) be written so that they only run in one thread.</text:p>
      <text:p text:style-name="P3"/>
      <text:p text:style-name="P3">The <text:span text:style-name="T16">#pragma </text:span>p<text:span text:style-name="T63">re</text:span>-processor directive instructs the compiler to run the for loop on 4 threads (because we manually set the number of threads to 4). This directive will only apply to the for loop, not to any code that is written after the loop. Loops are the most common sources of parallelism in code.</text:p>
      <text:p text:style-name="P3"/>
      <text:p text:style-name="P3">The return statement is outside of the for loop so it will only be executed by one thread, like the variable declaration. This is good because <text:span text:style-name="T59">a function only needs to return once.</text:span></text:p>
      <text:p text:style-name="P3"/>
      <text:p text:style-name="P4">If you would like to learn more about OpenMP there are many good articles available at: www.openmp.org.</text:p>
      <text:p text:style-name="P33">Cuda</text:p>
      <text:p text:style-name="P30"/>
      <text:p text:style-name="P5">Up until now we have only discussed code which is running on CPUs. But anyone who has ever shopped for a new computer will be aware that most computers have another kind of processor built in as well-- the GPU. These were originally built as special purpose processors for rendering graphics, but coders in the mid-2000s realized that these processors are also a powerful <text:span text:style-name="T64">tool </text:span>for performing large computations.</text:p>
      <text:p text:style-name="P5"/>
      <text:p text:style-name="P5">Unlike CPUs, which generally run a program on 8 to 16 threads, GPUs can run many thousands of threads in parallel. This is because GPU computing cores are much simpler but there are a lot of them. Usually a GPU will have several hundred computing cores built in. GPUs are also capable of <text:span text:style-name="T16">Single Instruction Multiple Thread</text:span> execution, where one instruction is performed on many different threads all at the same time. This makes GPUs very useful for large number-crunching tasks were many identical <text:span text:style-name="T60">computations are done on many different data elements. This also makes them less useful for running the main body of programs where there are many different types of instructions being executed.</text:span></text:p>
      <text:p text:style-name="P5"/>
      <text:p text:style-name="P6">GPUs do not share a memory space with the CPUs in one machine. This means that data that is going to be processed on a GPU has to be completely copied into the memory that is accessible by the GPUs. This is a very expensive process and means that GPU computing should only be used be the <text:span text:style-name="T16">speedup</text:span> more than compensates for this extra <text:span text:style-name="T16">cost</text:span>. The extra work that has to be done to set up a block of parallel code is called the <text:span text:style-name="T16">overhead</text:span>. Every parallel code experiences some overhead and that makes it very difficult to actually achieve linear speedup in real life. <text:span text:style-name="T64">Computers that use both CPUs and GPUs are called </text:span><text:span text:style-name="T18">heterogenous</text:span><text:span text:style-name="T64">.</text:span></text:p>
      <text:p text:style-name="P6"/>
      <text:p text:style-name="P31"><text:span text:style-name="T8">Cuda </text:span><text:span text:style-name="T11">is the </text:span><text:span text:style-name="T12">system</text:span><text:span text:style-name="T11"> provided by Nvidia to run code on their line of GPUs. It requires many more changes to be made to code than OpenMP does. For example </text:span><text:span text:style-name="T12">this implementation of Linear Search will work in Cuda</text:span><text:span text:style-name="T11">:</text:span></text:p>
      <text:p text:style-name="P14"><draw:frame draw:style-name="fr1" draw:name="Frame2" text:anchor-type="paragraph" svg:width="7in" draw:z-index="1"><draw:text-box fo:min-height="1.3563in"><text:p text:style-name="P34"><text:span text:style-name="T23">void</text:span><text:span text:style-name="T20"> </text:span><text:span text:style-name="T24">parL</text:span><text:span text:style-name="T20">inearSearch (const int arr[], int size, int value, </text:span><text:span text:style-name="T23">int &amp;foundAt</text:span><text:span text:style-name="T20">){</text:span></text:p><text:p text:style-name="P31"><text:span text:style-name="T20"><text:tab/></text:span></text:p><text:p text:style-name="P31"><text:span text:style-name="T20"><text:s text:c="4"/></text:span><text:span text:style-name="T21">int t_id = blockIdx.x * blockDim.x + threadIdx.x;</text:span></text:p><text:p text:style-name="P31"><text:span text:style-name="T21"><text:s text:c="4"/></text:span><text:span text:style-name="T22">if(t_id </text:span><text:span text:style-name="T23">&lt; size</text:span><text:span text:style-name="T22">)</text:span><text:span text:style-name="T23">{</text:span></text:p><text:p text:style-name="P31"><text:span text:style-name="T23"><text:s text:c="8"/>if(arr[t_id]) foundAt = t_id;</text:span></text:p><text:p text:style-name="P31"><text:span text:style-name="T23"><text:s text:c="4"/>}</text:span></text:p><text:p text:style-name="P28"><text:span text:style-name="T61">}</text:span></text:p></draw:text-box></draw:frame><text:span text:style-name="T19"/></text:p>
      <text:p text:style-name="P19"><text:span text:style-name="T9">Notice that there is no loop. Instead thousands of this function will be run at the same time, each one with a different "thread ID". Each tread checks the space in the array</text:span><text:span text:style-name="T13"> </text:span><text:span text:style-name="T9">that is assigned to it, and sets the by-reference parameter </text:span><text:span text:style-name="T6">foundAt </text:span><text:span text:style-name="T9">if it has the search value at its location. Notice that we can search an array </text:span><text:span text:style-name="T14">without a loop </text:span><text:span text:style-name="T15">because there are many thousands of threads available.</text:span></text:p>
      <text:p text:style-name="P19"><text:span text:style-name="T15"/></text:p>
      <text:p text:style-name="P19"><text:span text:style-name="T15">Besides requiring major code re-writes, Cuda also requires a special compiler called nvcc. For these reasons the Lab this week will focus on OpenMP rather than Cuda. Students who are interested in Cuda can find more information at: https://developer.nvidia.com/blog/even-easier-introduction-cu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1-08T21:32:10.445900971</dc:date>
    <meta:editing-duration>PT1H50M37S</meta:editing-duration>
    <meta:editing-cycles>16</meta:editing-cycles>
    <meta:generator>LibreOffice/6.4.6.2$Linux_X86_64 LibreOffice_project/40$Build-2</meta:generator>
    <meta:document-statistic meta:table-count="0" meta:image-count="0" meta:object-count="0" meta:page-count="3" meta:paragraph-count="48" meta:word-count="1249" meta:character-count="7230" meta:non-whitespace-character-count="5964"/>
  </office:meta>
</office:document-meta>
</file>